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10540e" officeooo:paragraph-rsid="0010540e" style:font-size-asian="8.75pt" style:font-size-complex="10pt"/>
    </style:style>
    <style:style style:name="P2" style:family="paragraph" style:parent-style-name="Standard">
      <style:text-properties fo:font-size="10pt" officeooo:rsid="0011abd8" officeooo:paragraph-rsid="0011abd8" style:font-size-asian="8.75pt" style:font-size-complex="10pt"/>
    </style:style>
    <style:style style:name="P3" style:family="paragraph" style:parent-style-name="Standard">
      <style:text-properties fo:font-size="10pt" officeooo:rsid="0011abd8" officeooo:paragraph-rsid="00129e2b" style:font-size-asian="8.75pt" style:font-size-complex="10pt"/>
    </style:style>
    <style:style style:name="P4" style:family="paragraph" style:parent-style-name="Standard">
      <style:text-properties fo:font-size="10pt" officeooo:rsid="00129e2b" officeooo:paragraph-rsid="00129e2b" style:font-size-asian="8.75pt" style:font-size-complex="10pt"/>
    </style:style>
    <style:style style:name="P5" style:family="paragraph" style:parent-style-name="Standard">
      <style:text-properties fo:font-size="10pt" style:text-underline-style="solid" style:text-underline-width="auto" style:text-underline-color="font-color" officeooo:rsid="0015c485" officeooo:paragraph-rsid="0015c485" style:font-size-asian="8.75pt" style:font-size-complex="10pt"/>
    </style:style>
    <style:style style:name="P6" style:family="paragraph" style:parent-style-name="Standard">
      <style:text-properties fo:font-size="10pt" style:text-underline-style="none" officeooo:rsid="0015c485" officeooo:paragraph-rsid="0015c485" style:font-size-asian="8.75pt" style:font-size-complex="10pt"/>
    </style:style>
    <style:style style:name="P7" style:family="paragraph" style:parent-style-name="Standard">
      <style:text-properties fo:font-size="10pt" style:text-underline-style="none" officeooo:rsid="0015c485" officeooo:paragraph-rsid="001650cb" style:font-size-asian="8.75pt" style:font-size-complex="10pt"/>
    </style:style>
    <style:style style:name="P8" style:family="paragraph" style:parent-style-name="Standard">
      <style:text-properties fo:font-size="10pt" officeooo:rsid="00129e2b" officeooo:paragraph-rsid="00129e2b" style:font-size-asian="8.75pt" style:font-size-complex="10pt"/>
    </style:style>
    <style:style style:name="P9" style:family="paragraph" style:parent-style-name="Standard">
      <style:text-properties fo:font-size="10pt" officeooo:rsid="0015c485" officeooo:paragraph-rsid="00129e2b" style:font-size-asian="8.75pt" style:font-size-complex="10pt"/>
    </style:style>
    <style:style style:name="P10" style:family="paragraph" style:parent-style-name="Standard">
      <style:text-properties fo:font-size="10pt" style:text-underline-style="none" officeooo:rsid="0015c485" officeooo:paragraph-rsid="001650cb" style:font-size-asian="8.75pt" style:font-size-complex="10pt"/>
    </style:style>
    <style:style style:name="P11" style:family="paragraph" style:parent-style-name="Standard">
      <style:text-properties fo:font-size="10pt" style:text-underline-style="none" officeooo:rsid="0015c485" officeooo:paragraph-rsid="001bd7db" style:font-size-asian="8.75pt" style:font-size-complex="10pt"/>
    </style:style>
    <style:style style:name="P12" style:family="paragraph" style:parent-style-name="Standard">
      <style:text-properties fo:font-size="10pt" style:text-underline-style="none" officeooo:rsid="001bd7db" officeooo:paragraph-rsid="001bd7db" style:font-size-asian="8.75pt" style:font-size-complex="10pt"/>
    </style:style>
    <style:style style:name="P13" style:family="paragraph" style:parent-style-name="Standard">
      <style:text-properties style:font-name="Liberation Serif" fo:font-size="10pt" style:text-underline-style="none" officeooo:rsid="0018cc46" officeooo:paragraph-rsid="0018cc46" style:font-size-asian="10pt" style:font-size-complex="10pt"/>
    </style:style>
    <style:style style:name="P14" style:family="paragraph" style:parent-style-name="Standard">
      <style:text-properties style:font-name="Liberation Serif" fo:font-size="10pt" style:text-underline-style="none" officeooo:rsid="0018cde3" officeooo:paragraph-rsid="0018cde3" style:font-size-asian="10pt" style:font-size-complex="10pt"/>
    </style:style>
    <style:style style:name="P15" style:family="paragraph" style:parent-style-name="Standard">
      <style:text-properties style:font-name="Liberation Serif" fo:font-size="10pt" style:text-underline-style="none" officeooo:rsid="0019ce8a" officeooo:paragraph-rsid="0019ce8a" style:font-size-asian="10pt" style:font-size-complex="10pt"/>
    </style:style>
    <style:style style:name="P16" style:family="paragraph" style:parent-style-name="Standard">
      <style:text-properties style:font-name="Liberation Serif" fo:font-size="10pt" style:text-underline-style="solid" style:text-underline-width="auto" style:text-underline-color="font-color" officeooo:rsid="0018cde3" officeooo:paragraph-rsid="0018cde3" style:font-size-asian="10pt" style:font-size-complex="10pt"/>
    </style:style>
    <style:style style:name="P17" style:family="paragraph" style:parent-style-name="Standard">
      <style:text-properties officeooo:paragraph-rsid="0018cde3"/>
    </style:style>
    <style:style style:name="P18" style:family="paragraph" style:parent-style-name="Table_20_Contents">
      <style:text-properties style:font-name="Liberation Serif" fo:font-size="10pt" officeooo:rsid="0019ce8a" officeooo:paragraph-rsid="0019ce8a" style:font-size-asian="10pt" style:font-size-complex="10pt"/>
    </style:style>
    <style:style style:name="P19" style:family="paragraph" style:parent-style-name="Table_20_Contents">
      <style:text-properties style:font-name="Liberation Serif" fo:font-size="10pt" officeooo:rsid="001b5512" officeooo:paragraph-rsid="001b5512" style:font-size-asian="10pt" style:font-size-complex="10pt"/>
    </style:style>
    <style:style style:name="T1" style:family="text">
      <style:text-properties officeooo:rsid="0011abd8"/>
    </style:style>
    <style:style style:name="T2" style:family="text">
      <style:text-properties officeooo:rsid="00129e2b"/>
    </style:style>
    <style:style style:name="T3" style:family="text">
      <style:text-properties officeooo:rsid="00148862"/>
    </style:style>
    <style:style style:name="T4" style:family="text">
      <style:text-properties officeooo:rsid="0015c485"/>
    </style:style>
    <style:style style:name="T5" style:family="text">
      <style:text-properties style:text-underline-style="none"/>
    </style:style>
    <style:style style:name="T6" style:family="text">
      <style:text-properties officeooo:rsid="001650cb"/>
    </style:style>
    <style:style style:name="T7" style:family="text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222222" style:font-name="Liberation Serif" fo:font-size="10pt" fo:letter-spacing="normal" fo:font-style="normal" fo:font-weight="normal" officeooo:rsid="0018cde3" style:font-size-asian="10pt" style:font-size-complex="10pt"/>
    </style:style>
    <style:style style:name="T9" style:family="text">
      <style:text-properties fo:font-variant="normal" fo:text-transform="none" fo:color="#222222" style:font-name="Liberation Serif" fo:font-size="10pt" fo:letter-spacing="normal" fo:font-style="normal" style:text-underline-style="none" fo:font-weight="normal" officeooo:rsid="0018cde3" style:font-size-asian="10pt" style:font-size-complex="10pt"/>
    </style:style>
    <style:style style:name="T10" style:family="text">
      <style:text-properties fo:font-size="10pt" style:text-underline-style="none" officeooo:rsid="0018cc46" style:font-size-asian="8.75pt" style:font-size-complex="10pt"/>
    </style:style>
    <style:style style:name="T11" style:family="text">
      <style:text-properties fo:font-size="10pt" style:text-underline-style="none" officeooo:rsid="0018cde3" style:font-size-asian="8.75pt" style:font-size-complex="10pt"/>
    </style:style>
    <style:style style:name="T12" style:family="text">
      <style:text-properties style:font-name="Liberation Serif" fo:font-size="10pt" style:text-underline-style="none" officeooo:rsid="0018cde3" style:font-size-asian="10pt" style:font-size-complex="10pt"/>
    </style:style>
    <style:style style:name="T13" style:family="text">
      <style:text-properties officeooo:rsid="0019ce8a"/>
    </style:style>
    <style:style style:name="T14" style:family="text">
      <style:text-properties officeooo:rsid="001bd7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(a) I.</text:p>
      <text:p text:style-name="P1"><text:tab/>Hex <text:tab/>Binary </text:p>
      <text:p text:style-name="P1"><text:tab/>C41<text:tab/><text:span text:style-name="T1">1100 0100 0001</text:span></text:p>
      <text:p text:style-name="P1"><text:tab/>92A<text:tab/><text:span text:style-name="T1">1001 0010 1010</text:span></text:p>
      <text:p text:style-name="P1"><text:tab/>EAB<text:tab/><text:span text:style-name="T1">1110 1010 1011</text:span></text:p>
      <text:p text:style-name="P2"/>
      <text:p text:style-name="P2">II.</text:p>
      <text:p text:style-name="P2"><text:tab/>Binary<text:tab/><text:tab/><text:tab/>Hex</text:p>
      <text:p text:style-name="P2"><text:tab/>1111 0000 1000<text:tab/><text:tab/>F08</text:p>
      <text:p text:style-name="P2"><text:tab/>1010 1011 0011<text:tab/><text:tab/>AB3</text:p>
      <text:p text:style-name="P3"><text:tab/>1101 1001 0101<text:tab/><text:tab/>D95</text:p>
      <text:p text:style-name="P3"/>
      <text:p text:style-name="P4">(b). <text:tab/>1111 0101 in 8 bit 2’s complement is -11.</text:p>
      <text:p text:style-name="P4"/>
      <text:p text:style-name="P3"><text:tab/><text:span text:style-name="T2">First subtract 1 from 8bit2s complement <text:tab/>= 1111 0100</text:span></text:p>
      <text:p text:style-name="P3"><text:tab/><text:span text:style-name="T2">Then invert numbers<text:tab/><text:tab/><text:tab/>= 0000 1011</text:span></text:p>
      <text:p text:style-name="P3"><text:tab/><text:span text:style-name="T2">Then convert binary to decimal <text:tab/><text:tab/>= 11</text:span><text:tab/></text:p>
      <text:p text:style-name="P3"/>
      <text:p text:style-name="P3"><text:tab/><text:span text:style-name="T3">Now to find sign you must look to the leftmost number on the 8bit2s complement. A one is negative and a zero implies that the number is either positive or zero. In this case it is a 1 thus the number is -11, not 11.</text:span></text:p>
      <text:p text:style-name="P3"/>
      <text:p text:style-name="P3"><text:tab/><text:span text:style-name="T3">0000 1001 in binary. </text:span></text:p>
      <text:p text:style-name="P3"/>
      <text:p text:style-name="P3"><text:tab/><text:span text:style-name="T4">8 <text:s text:c="2"/>4 <text:s/>2 <text:s/>1</text:span></text:p>
      <text:p text:style-name="P3"><text:tab/><text:span text:style-name="T3">1 <text:s text:c="2"/>0 <text:s/>0 <text:s/>1</text:span></text:p>
      <text:p text:style-name="P3"><text:tab/></text:p>
      <text:p text:style-name="P3"><text:tab/><text:span text:style-name="T4">8 + 1 = 9</text:span></text:p>
      <text:p text:style-name="P3"/>
      <text:p text:style-name="P9"><text:tab/> <text:s text:c="2"/>1111 0101</text:p>
      <text:p text:style-name="P5"><text:span text:style-name="T5"><text:tab/></text:span>x <text:s/>00001001</text:p>
      <text:p text:style-name="P6"><text:tab/> <text:s text:c="2"/>1111 0101</text:p>
      <text:p text:style-name="P6"><text:tab/>0 0000 0000</text:p>
      <text:p text:style-name="P6"><text:s text:c="12"/>00 0000 0000</text:p>
      <text:p text:style-name="P5"><text:span text:style-name="T5"><text:s text:c="11"/></text:span>111 1010 1000</text:p>
      <text:p text:style-name="P7"><text:s text:c="10"/><text:span text:style-name="T6">1000</text:span> <text:span text:style-name="T6">1</text:span>001 1101 </text:p>
      <text:p text:style-name="P7"/>
      <text:p text:style-name="P11"><text:span text:style-name="T14">the least significant 8 bits are 1001 1101 which implies a negative number </text:span></text:p>
      <text:p text:style-name="P11"><text:span text:style-name="T14">thus we must invert = 0110 0010</text:span></text:p>
      <text:p text:style-name="P11"><text:span text:style-name="T14">now we conver to decimal</text:span></text:p>
      <text:p text:style-name="P11"/>
      <text:p text:style-name="P12">0 <text:s text:c="5"/>1 <text:s text:c="2"/>1 <text:s text:c="2"/>0 <text:s/>0 0 1 1</text:p>
      <text:p text:style-name="P11"><text:span text:style-name="T14">128 64 32 16 8 4 2 1</text:span></text:p>
      <text:p text:style-name="P11"/>
      <text:p text:style-name="P11"><text:span text:style-name="T14">which implies that the decimal value is = 64 + 32 + 2 + 1 = 96 + 3 + 99</text:span></text:p>
      <text:p text:style-name="P12">which with the negative value is -99.</text:p>
      <text:p text:style-name="P7"/>
      <text:p text:style-name="P7"/>
      <text:p text:style-name="P17"><text:span text:style-name="T10">47:8d:4c:56:a5:39 represents a mac address. This mac address is in this form because they are to base 16. the binary eqivilant would be </text:span><text:span text:style-name="T11">0100 0111 1000 1101 0100 1100 0101 0110 1010 0101</text:span><text:span text:style-name="T12"> 0011 1001 </text:span></text:p>
      <text:p text:style-name="P17"><text:span text:style-name="T9"/></text:p>
      <text:p text:style-name="P17"><text:span text:style-name="T7">69.89.31.226 </text:span><text:span text:style-name="T8">represents a IP address.</text:span></text:p>
      <text:p text:style-name="P13"/>
      <text:p text:style-name="P16">256 | 128 | 64 | 32 | 16 | 8 | 4 | 2 | 1</text:p>
      <text:p text:style-name="P16"/>
      <text:p text:style-name="P14">0 <text:s text:c="4"/>| <text:s text:c="3"/>0 <text:s/>| <text:s/>1 <text:s/>| <text:s text:c="2"/>0 | <text:s/>0 <text:s/>| 0 | 1 | <text:span text:style-name="T13">0 | 1 <text:s/>== 64 = 001000101</text:span></text:p>
      <text:p text:style-name="P15">0 <text:s text:c="4"/>| <text:s text:c="3"/>0 <text:s/>| <text:s/>1 <text:s/>| <text:s text:c="2"/>0 | <text:s/>1 <text:s/>| 1 | 0 | 0 | 1 <text:s/>== 89 = 001011001</text:p>
      <text:p text:style-name="P15">0 <text:s text:c="4"/>| <text:s text:c="3"/>0 <text:s/>| <text:s text:c="2"/>0 | <text:s text:c="2"/>0 | <text:s/>1 <text:s/>| <text:s/>1| 1 | 1 | 1 <text:s/>== 31 = 000011111</text:p>
      <text:p text:style-name="P15">0 <text:s text:c="4"/>| <text:s text:c="2"/>1 <text:s text:c="2"/>| <text:s/>1 <text:s/>| <text:s text:c="2"/>1 | <text:s/>0 <text:s/>| 0 | 0 | 1 | 0 <text:s/>= 226 = 011100010</text:p>
      <text:p text:style-name="P15"/>
      <text:p text:style-name="P15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18">A</text:p>
          </table:table-cell>
          <table:table-cell table:style-name="Table1.A1" office:value-type="string">
            <text:p text:style-name="P18">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18">3</text:p>
          </table:table-cell>
          <table:table-cell table:style-name="Table1.F1" office:value-type="string">
            <text:p text:style-name="P18">4</text:p>
          </table:table-cell>
        </table:table-row>
        <table:table-row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9">off</text:p>
          </table:table-cell>
          <table:table-cell table:style-name="Table1.A2" office:value-type="string">
            <text:p text:style-name="P19">off</text:p>
          </table:table-cell>
          <table:table-cell table:style-name="Table1.A2" office:value-type="string">
            <text:p text:style-name="P19">off</text:p>
          </table:table-cell>
          <table:table-cell table:style-name="Table1.F2" office:value-type="string">
            <text:p text:style-name="P19">on</text:p>
          </table:table-cell>
        </table:table-row>
        <text:soft-page-break/>
        <table:table-row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9">off</text:p>
          </table:table-cell>
          <table:table-cell table:style-name="Table1.A2" office:value-type="string">
            <text:p text:style-name="P19">on</text:p>
          </table:table-cell>
          <table:table-cell table:style-name="Table1.A2" office:value-type="string">
            <text:p text:style-name="P19">off</text:p>
          </table:table-cell>
          <table:table-cell table:style-name="Table1.F2" office:value-type="string">
            <text:p text:style-name="P19">off</text:p>
          </table:table-cell>
        </table:table-row>
        <table:table-row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9">on</text:p>
          </table:table-cell>
          <table:table-cell table:style-name="Table1.A2" office:value-type="string">
            <text:p text:style-name="P19">off</text:p>
          </table:table-cell>
          <table:table-cell table:style-name="Table1.A2" office:value-type="string">
            <text:p text:style-name="P19">off</text:p>
          </table:table-cell>
          <table:table-cell table:style-name="Table1.F2" office:value-type="string">
            <text:p text:style-name="P19">off</text:p>
          </table:table-cell>
        </table:table-row>
        <table:table-row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9">off</text:p>
          </table:table-cell>
          <table:table-cell table:style-name="Table1.A2" office:value-type="string">
            <text:p text:style-name="P19">off</text:p>
          </table:table-cell>
          <table:table-cell table:style-name="Table1.A2" office:value-type="string">
            <text:p text:style-name="P19">on</text:p>
          </table:table-cell>
          <table:table-cell table:style-name="Table1.F2" office:value-type="string">
            <text:p text:style-name="P19">off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0:33:44.197570255</meta:creation-date>
    <dc:date>2016-11-09T23:41:11.454764680</dc:date>
    <meta:editing-duration>PT47M6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2" meta:paragraph-count="71" meta:word-count="383" meta:character-count="1602" meta:non-whitespace-character-count="1131"/>
  </office:meta>
</office:document-meta>
</file>